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b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eline {</text:p>
      <text:p text:style-name="Standard"><text:s text:c="4"/>agent any</text:p>
      <text:p text:style-name="Standard"/>
      <text:p text:style-name="Standard"><text:s text:c="4"/>stages {</text:p>
      <text:p text:style-name="Standard"><text:s text:c="8"/>stage('Build') {</text:p>
      <text:p text:style-name="Standard"><text:s text:c="12"/>steps {</text:p>
      <text:p text:style-name="Standard"><text:s text:c="14"/></text:p>
      <text:p text:style-name="Standard"><text:s text:c="16"/>// Build the project with Maven</text:p>
      <text:p text:style-name="Standard"><text:s text:c="16"/>sh 'mvn clean package -DskipTests'</text:p>
      <text:p text:style-name="Standard"><text:s text:c="12"/>}</text:p>
      <text:p text:style-name="Standard"><text:s text:c="8"/>}</text:p>
      <text:p text:style-name="Standard"><text:s text:c="8"/>stage('Deploy') {</text:p>
      <text:p text:style-name="Standard"><text:s text:c="12"/>steps {</text:p>
      <text:p text:style-name="Standard"><text:s text:c="16"/></text:p>
      <text:p text:style-name="Standard"><text:s text:c="15"/><text:span text:style-name="T1">sh ‘Deploy code’</text:span>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52:21.902775079</meta:creation-date>
    <dc:date>2023-02-20T12:58:03.445793040</dc:date>
    <meta:editing-duration>PT5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4" meta:character-count="330" meta:non-whitespace-character-count="143"/>
  </office:meta>
</office:document-meta>
</file>